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31.69pt"/>
    </style:style>
    <style:style style:name="co4" style:family="table-column">
      <style:table-column-properties fo:break-before="auto" style:column-width="50.14pt"/>
    </style:style>
    <style:style style:name="co5" style:family="table-column">
      <style:table-column-properties fo:break-before="auto" style:column-width="40.31pt"/>
    </style:style>
    <style:style style:name="co6" style:family="table-column">
      <style:table-column-properties fo:break-before="auto" style:column-width="81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ext-properties style:font-name="Ubuntu Mono"/>
    </style:style>
    <style:style style:name="ce36" style:family="table-cell" style:parent-style-name="Default">
      <style:table-cell-properties fo:background-color="transparent"/>
      <style:text-properties style:font-name="Ubuntu Mono"/>
    </style:style>
    <style:style style:name="ce37" style:family="table-cell" style:parent-style-name="Default">
      <style:text-properties style:font-name="Ubuntu Mono" fo:font-weight="normal" style:font-weight-asian="normal" style:font-weight-complex="normal"/>
    </style:style>
    <style:style style:name="ce38" style:family="table-cell" style:parent-style-name="Default">
      <style:table-cell-properties fo:background-color="#f58220"/>
      <style:text-properties style:font-name="Ubuntu Mono"/>
    </style:style>
    <style:style style:name="ce39" style:family="table-cell" style:parent-style-name="Default">
      <style:table-cell-properties fo:background-color="#fff200"/>
      <style:text-properties style:font-name="Ubuntu Mono"/>
    </style:style>
    <style:style style:name="ce40" style:family="table-cell" style:parent-style-name="Default">
      <style:table-cell-properties fo:background-color="#fff200"/>
      <style:text-properties style:use-window-font-color="true" style:font-name="Ubuntu Mono"/>
    </style:style>
    <style:style style:name="ce41" style:family="table-cell" style:parent-style-name="Default">
      <style:table-cell-properties fo:background-color="#f58220"/>
      <style:text-properties style:font-name="Ubuntu Mono" fo:font-weight="normal" style:font-weight-asian="normal" style:font-weight-complex="normal"/>
    </style:style>
    <style:style style:name="ce42" style:family="table-cell" style:parent-style-name="Default">
      <style:text-properties style:font-name="Ubuntu Mono" fo:font-weight="bold" style:font-weight-asian="bold" style:font-weight-complex="bold"/>
    </style:style>
    <style:style style:name="ce43" style:family="table-cell" style:parent-style-name="Default" style:data-style-name="N121">
      <style:text-properties style:font-name="Ubuntu Mono"/>
    </style:style>
    <style:style style:name="ce44" style:family="table-cell" style:parent-style-name="Default" style:data-style-name="N121">
      <style:text-properties style:font-name="Ubuntu Mono" fo:font-weight="normal" style:font-weight-asian="normal" style:font-weight-complex="normal"/>
    </style:style>
    <style:style style:name="ce45" style:family="table-cell" style:parent-style-name="Default" style:data-style-name="N121">
      <style:table-cell-properties fo:background-color="transparent"/>
      <style:text-properties style:font-name="Ubuntu Mono"/>
    </style:style>
    <style:style style:name="ce46" style:family="table-cell" style:parent-style-name="Default">
      <style:table-cell-properties fo:background-color="transparent"/>
      <style:text-properties style:font-name="Ubuntu Mono" fo:font-weight="normal" style:font-weight-asian="normal" style:font-weight-complex="normal"/>
    </style:style>
    <style:style style:name="ce47" style:family="table-cell" style:parent-style-name="Default" style:data-style-name="N121">
      <style:table-cell-properties fo:background-color="transparent"/>
      <style:text-properties style:font-name="Ubuntu Mono" fo:font-weight="normal" style:font-weight-asian="normal" style:font-weight-complex="normal"/>
    </style:style>
    <style:style style:name="ce48" style:family="table-cell" style:parent-style-name="Default" style:data-style-name="N121">
      <style:table-cell-properties fo:background-color="transparent"/>
      <style:text-properties style:use-window-font-color="true" style:font-name="Ubuntu Mono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21">
      <style:table-cell-properties fo:background-color="transparent"/>
      <style:text-properties style:font-name="Ubuntu Mono" fo:font-weight="bold" style:font-weight-asian="bold" style:font-weight-complex="bold"/>
    </style:style>
    <style:style style:name="ce50" style:family="table-cell" style:parent-style-name="Default" style:data-style-name="N121">
      <style:table-cell-properties fo:background-color="#fff200"/>
      <style:text-properties style:font-name="Ubuntu Mono"/>
    </style:style>
    <style:style style:name="ce51" style:family="table-cell" style:parent-style-name="Default">
      <style:table-cell-properties fo:background-color="#faa61a"/>
      <style:text-properties style:font-name="Ubuntu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5"/>
        <table:table-column table:style-name="co2" table:default-cell-style-name="ce43"/>
        <table:table-column table:style-name="co3" table:default-cell-style-name="ce35"/>
        <table:table-column table:style-name="co4" table:default-cell-style-name="ce35"/>
        <table:table-column table:style-name="co5" table:default-cell-style-name="ce47"/>
        <table:table-column table:style-name="co1" table:default-cell-style-name="ce43"/>
        <table:table-column table:style-name="co6" table:default-cell-style-name="ce35"/>
        <table:table-column table:style-name="co1" table:number-columns-repeated="1016" table:default-cell-style-name="ce35"/>
        <table:table-row table:style-name="ro1">
          <table:table-cell table:number-columns-repeated="3"/>
          <table:table-cell office:value-type="string" calcext:value-type="string">
            <text:p>layer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total</text:p>
          </table:table-cell>
          <table:table-cell office:value-type="float" office:value="1" calcext:value-type="float">
            <text:p>1.000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ck</text:p>
          </table:table-cell>
          <table:table-cell table:style-name="ce37" office:value-type="string" calcext:value-type="string">
            <text:p>BAS0</text:p>
          </table:table-cell>
          <table:table-cell office:value-type="float" office:value="19.654" calcext:value-type="float">
            <text:p>19.654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formula="of:=IF([.D2]=1;0;IF([.D2]=3;0.47752;IF([.D2]=4;2.36728;IF([.D2]=6;2.90576;-1))))" office:value-type="float" office:value="0" calcext:value-type="float">
            <text:p>0</text:p>
          </table:table-cell>
          <table:table-cell table:formula="of:=[.C2]+[.E2]" office:value-type="float" office:value="19.654" calcext:value-type="float">
            <text:p>19.654</text:p>
          </table:table-cell>
          <table:table-cell table:style-name="ce44"/>
          <table:table-cell table:style-name="ce37" table:number-columns-repeated="1017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BAS1</text:p>
          </table:table-cell>
          <table:table-cell office:value-type="float" office:value="19.179" calcext:value-type="float">
            <text:p>19.179</text:p>
          </table:table-cell>
          <table:table-cell office:value-type="float" office:value="3" calcext:value-type="float">
            <text:p>3</text:p>
          </table:table-cell>
          <table:table-cell table:style-name="ce37" table:formula="of:=IF([.D3]=1;0;IF([.D3]=3;0.47752;IF([.D3]=4;2.36728;IF([.D3]=6;2.90576;-1))))" office:value-type="float" office:value="0.47752" calcext:value-type="float">
            <text:p>0.47752</text:p>
          </table:table-cell>
          <table:table-cell table:formula="of:=[.C3]+[.E3]" office:value-type="float" office:value="19.65652" calcext:value-type="float">
            <text:p>19.657</text:p>
          </table:table-cell>
          <table:table-cell table:style-name="ce44" office:value-type="float" office:value="3" calcext:value-type="float">
            <text:p>3.000</text:p>
          </table:table-cell>
          <table:table-cell office:value-type="float" office:value="0.47752" calcext:value-type="float">
            <text:p>0.47752</text:p>
          </table:table-cell>
          <table:table-cell office:value-type="string" calcext:value-type="string">
            <text:p>l1-l6</text:p>
          </table:table-cell>
          <table:table-cell office:value-type="float" office:value="57.2" calcext:value-type="float">
            <text:p>57.2</text:p>
          </table:table-cell>
          <table:table-cell table:formula="of:=[.J3]*0.0254*2" office:value-type="float" office:value="2.90576" calcext:value-type="float">
            <text:p>2.905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BAS2</text:p>
          </table:table-cell>
          <table:table-cell office:value-type="float" office:value="16.744" calcext:value-type="float">
            <text:p>16.744</text:p>
          </table:table-cell>
          <table:table-cell office:value-type="float" office:value="6" calcext:value-type="float">
            <text:p>6</text:p>
          </table:table-cell>
          <table:table-cell table:style-name="ce37" table:formula="of:=IF([.D4]=1;0;IF([.D4]=3;0.47752;IF([.D4]=4;2.36728;IF([.D4]=6;2.90576;-1))))" office:value-type="float" office:value="2.90576" calcext:value-type="float">
            <text:p>2.90576</text:p>
          </table:table-cell>
          <table:table-cell table:formula="of:=[.C4]+[.E4]" office:value-type="float" office:value="19.64976" calcext:value-type="float">
            <text:p>19.650</text:p>
          </table:table-cell>
          <table:table-cell office:value-type="float" office:value="4" calcext:value-type="float">
            <text:p>4.000</text:p>
          </table:table-cell>
          <table:table-cell office:value-type="float" office:value="2.36728" calcext:value-type="float">
            <text:p>2.36728</text:p>
          </table:table-cell>
          <table:table-cell office:value-type="string" calcext:value-type="string">
            <text:p>l1-l4</text:p>
          </table:table-cell>
          <table:table-cell office:value-type="float" office:value="46.6" calcext:value-type="float">
            <text:p>46.6</text:p>
          </table:table-cell>
          <table:table-cell table:formula="of:=[.J4]*0.0254*2" office:value-type="float" office:value="2.36728" calcext:value-type="float">
            <text:p>2.36728</text:p>
          </table:table-cell>
          <table:table-cell office:value-type="float" office:value="1" calcext:value-type="float">
            <text:p>1</text:p>
          </table:table-cell>
          <table:table-cell table:style-name="ce51"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0</text:p>
          </table:table-cell>
          <table:table-cell office:value-type="float" office:value="19.648" calcext:value-type="float">
            <text:p>19.648</text:p>
          </table:table-cell>
          <table:table-cell office:value-type="float" office:value="1" calcext:value-type="float">
            <text:p>1</text:p>
          </table:table-cell>
          <table:table-cell table:style-name="ce37" table:formula="of:=IF([.D5]=1;0;IF([.D5]=3;0.47752;IF([.D5]=4;2.36728;IF([.D5]=6;2.90576;-1))))" office:value-type="float" office:value="0" calcext:value-type="float">
            <text:p>0</text:p>
          </table:table-cell>
          <table:table-cell table:formula="of:=[.C5]+[.E5]" office:value-type="float" office:value="19.648" calcext:value-type="float">
            <text:p>19.648</text:p>
          </table:table-cell>
          <table:table-cell table:number-columns-repeated="2"/>
          <table:table-cell office:value-type="string" calcext:value-type="string">
            <text:p>l1-l3</text:p>
          </table:table-cell>
          <table:table-cell office:value-type="float" office:value="9.4" calcext:value-type="float">
            <text:p>9.4</text:p>
          </table:table-cell>
          <table:table-cell table:formula="of:=[.J5]*0.0254*2" office:value-type="float" office:value="0.47752" calcext:value-type="float">
            <text:p>0.47752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1</text:p>
          </table:table-cell>
          <table:table-cell office:value-type="float" office:value="17.263" calcext:value-type="float">
            <text:p>17.263</text:p>
          </table:table-cell>
          <table:table-cell office:value-type="float" office:value="4" calcext:value-type="float">
            <text:p>4</text:p>
          </table:table-cell>
          <table:table-cell table:style-name="ce37" table:formula="of:=IF([.D6]=1;0;IF([.D6]=3;0.47752;IF([.D6]=4;2.36728;IF([.D6]=6;2.90576;-1))))" office:value-type="float" office:value="2.36728" calcext:value-type="float">
            <text:p>2.36728</text:p>
          </table:table-cell>
          <table:table-cell table:formula="of:=[.C6]+[.E6]" office:value-type="float" office:value="19.63028" calcext:value-type="float">
            <text:p>19.630</text:p>
          </table:table-cell>
          <table:table-cell office:value-type="float" office:value="6" calcext:value-type="float">
            <text:p>6.000</text:p>
          </table:table-cell>
          <table:table-cell office:value-type="float" office:value="2.90576" calcext:value-type="float">
            <text:p>2.905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1" office:value-type="float" office:value="1.2" calcext:value-type="float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2</text:p>
          </table:table-cell>
          <table:table-cell office:value-type="float" office:value="16.732" calcext:value-type="float">
            <text:p>16.732</text:p>
          </table:table-cell>
          <table:table-cell office:value-type="float" office:value="6" calcext:value-type="float">
            <text:p>6</text:p>
          </table:table-cell>
          <table:table-cell table:style-name="ce37" table:formula="of:=IF([.D7]=1;0;IF([.D7]=3;0.47752;IF([.D7]=4;2.36728;IF([.D7]=6;2.90576;-1))))" office:value-type="float" office:value="2.90576" calcext:value-type="float">
            <text:p>2.90576</text:p>
          </table:table-cell>
          <table:table-cell table:formula="of:=[.C7]+[.E7]" office:value-type="float" office:value="19.63776" calcext:value-type="float">
            <text:p>19.638</text:p>
          </table:table-cell>
          <table:table-cell table:number-columns-repeated="6"/>
          <table:table-cell office:value-type="float" office:value="4.6" calcext:value-type="float">
            <text:p>4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3</text:p>
          </table:table-cell>
          <table:table-cell office:value-type="float" office:value="16.756" calcext:value-type="float">
            <text:p>16.756</text:p>
          </table:table-cell>
          <table:table-cell office:value-type="float" office:value="6" calcext:value-type="float">
            <text:p>6</text:p>
          </table:table-cell>
          <table:table-cell table:style-name="ce37" table:formula="of:=IF([.D8]=1;0;IF([.D8]=3;0.47752;IF([.D8]=4;2.36728;IF([.D8]=6;2.90576;-1))))" office:value-type="float" office:value="2.90576" calcext:value-type="float">
            <text:p>2.90576</text:p>
          </table:table-cell>
          <table:table-cell table:formula="of:=[.C8]+[.E8]" office:value-type="float" office:value="19.66176" calcext:value-type="float">
            <text:p>19.66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51" office:value-type="float" office:value="1.2" calcext:value-type="float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4</text:p>
          </table:table-cell>
          <table:table-cell office:value-type="float" office:value="19.148" calcext:value-type="float">
            <text:p>19.148</text:p>
          </table:table-cell>
          <table:table-cell office:value-type="float" office:value="3" calcext:value-type="float">
            <text:p>3</text:p>
          </table:table-cell>
          <table:table-cell table:style-name="ce37" table:formula="of:=IF([.D9]=1;0;IF([.D9]=3;0.47752;IF([.D9]=4;2.36728;IF([.D9]=6;2.90576;-1))))" office:value-type="float" office:value="0.47752" calcext:value-type="float">
            <text:p>0.47752</text:p>
          </table:table-cell>
          <table:table-cell table:formula="of:=[.C9]+[.E9]" office:value-type="float" office:value="19.62552" calcext:value-type="float">
            <text:p>19.626</text:p>
          </table:table-cell>
          <table:table-cell table:number-columns-repeated="6"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5</text:p>
          </table:table-cell>
          <table:table-cell office:value-type="float" office:value="19.647" calcext:value-type="float">
            <text:p>19.647</text:p>
          </table:table-cell>
          <table:table-cell office:value-type="float" office:value="1" calcext:value-type="float">
            <text:p>1</text:p>
          </table:table-cell>
          <table:table-cell table:style-name="ce37" table:formula="of:=IF([.D10]=1;0;IF([.D10]=3;0.47752;IF([.D10]=4;2.36728;IF([.D10]=6;2.90576;-1))))" office:value-type="float" office:value="0" calcext:value-type="float">
            <text:p>0</text:p>
          </table:table-cell>
          <table:table-cell table:formula="of:=[.C10]+[.E10]" office:value-type="float" office:value="19.647" calcext:value-type="float">
            <text:p>19.64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51" office:value-type="float" office:value="1.2" calcext:value-type="float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6</text:p>
          </table:table-cell>
          <table:table-cell office:value-type="float" office:value="19.182" calcext:value-type="float">
            <text:p>19.182</text:p>
          </table:table-cell>
          <table:table-cell office:value-type="float" office:value="3" calcext:value-type="float">
            <text:p>3</text:p>
          </table:table-cell>
          <table:table-cell table:style-name="ce37" table:formula="of:=IF([.D11]=1;0;IF([.D11]=3;0.47752;IF([.D11]=4;2.36728;IF([.D11]=6;2.90576;-1))))" office:value-type="float" office:value="0.47752" calcext:value-type="float">
            <text:p>0.47752</text:p>
          </table:table-cell>
          <table:table-cell table:formula="of:=[.C11]+[.E11]" office:value-type="float" office:value="19.65952" calcext:value-type="float">
            <text:p>19.660</text:p>
          </table:table-cell>
          <table:table-cell table:number-columns-repeated="6"/>
          <table:table-cell office:value-type="float" office:value="4.6" calcext:value-type="float">
            <text:p>4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7</text:p>
          </table:table-cell>
          <table:table-cell office:value-type="float" office:value="16.75" calcext:value-type="float">
            <text:p>16.750</text:p>
          </table:table-cell>
          <table:table-cell office:value-type="float" office:value="6" calcext:value-type="float">
            <text:p>6</text:p>
          </table:table-cell>
          <table:table-cell table:style-name="ce37" table:formula="of:=IF([.D12]=1;0;IF([.D12]=3;0.47752;IF([.D12]=4;2.36728;IF([.D12]=6;2.90576;-1))))" office:value-type="float" office:value="2.90576" calcext:value-type="float">
            <text:p>2.90576</text:p>
          </table:table-cell>
          <table:table-cell table:formula="of:=[.C12]+[.E12]" office:value-type="float" office:value="19.65576" calcext:value-type="float">
            <text:p>19.65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51" office:value-type="float" office:value="1.2" calcext:value-type="float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</text:p>
          </table:table-cell>
          <table:table-cell table:style-name="ce38" office:value-type="string" calcext:value-type="string">
            <text:p>A8</text:p>
          </table:table-cell>
          <table:table-cell office:value-type="float" office:value="19.633" calcext:value-type="float">
            <text:p>19.633</text:p>
          </table:table-cell>
          <table:table-cell table:style-name="ce36" office:value-type="float" office:value="1" calcext:value-type="float">
            <text:p>1</text:p>
          </table:table-cell>
          <table:table-cell table:style-name="ce37" table:formula="of:=IF([.D13]=1;0;IF([.D13]=3;0.47752;IF([.D13]=4;2.36728;IF([.D13]=6;2.90576;-1))))" office:value-type="float" office:value="0" calcext:value-type="float">
            <text:p>0</text:p>
          </table:table-cell>
          <table:table-cell table:formula="of:=[.C13]+[.E13]" office:value-type="float" office:value="19.633" calcext:value-type="float">
            <text:p>19.633</text:p>
          </table:table-cell>
          <table:table-cell/>
          <table:table-cell table:style-name="ce36" table:number-columns-repeated="5"/>
          <table:table-cell table:style-name="ce36" office:value-type="float" office:value="3.6" calcext:value-type="float">
            <text:p>3.6</text:p>
          </table:table-cell>
          <table:table-cell table:style-name="ce36" table:number-columns-repeated="101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9</text:p>
          </table:table-cell>
          <table:table-cell office:value-type="float" office:value="16.727" calcext:value-type="float">
            <text:p>16.727</text:p>
          </table:table-cell>
          <table:table-cell office:value-type="float" office:value="6" calcext:value-type="float">
            <text:p>6</text:p>
          </table:table-cell>
          <table:table-cell table:style-name="ce37" table:formula="of:=IF([.D14]=1;0;IF([.D14]=3;0.47752;IF([.D14]=4;2.36728;IF([.D14]=6;2.90576;-1))))" office:value-type="float" office:value="2.90576" calcext:value-type="float">
            <text:p>2.90576</text:p>
          </table:table-cell>
          <table:table-cell table:formula="of:=[.C14]+[.E14]" office:value-type="float" office:value="19.63276" calcext:value-type="float">
            <text:p>19.633</text:p>
          </table:table-cell>
          <table:table-cell/>
          <table:table-cell office:value-type="string" calcext:value-type="string">
            <text:p>19.62-19.6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51" office:value-type="float" office:value="2.4" calcext:value-type="float">
            <text:p>2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ck</text:p>
          </table:table-cell>
          <table:table-cell table:style-name="ce39" office:value-type="string" calcext:value-type="string">
            <text:p>A10</text:p>
          </table:table-cell>
          <table:table-cell office:value-type="float" office:value="19.17" calcext:value-type="float">
            <text:p>19.170</text:p>
          </table:table-cell>
          <table:table-cell office:value-type="float" office:value="3" calcext:value-type="float">
            <text:p>3</text:p>
          </table:table-cell>
          <table:table-cell table:style-name="ce37" table:formula="of:=IF([.D15]=1;0;IF([.D15]=3;0.47752;IF([.D15]=4;2.36728;IF([.D15]=6;2.90576;-1))))" office:value-type="float" office:value="0.47752" calcext:value-type="float">
            <text:p>0.47752</text:p>
          </table:table-cell>
          <table:table-cell table:formula="of:=[.C15]+[.E15]" office:value-type="float" office:value="19.64752" calcext:value-type="float">
            <text:p>19.6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11</text:p>
          </table:table-cell>
          <table:table-cell office:value-type="float" office:value="17.281" calcext:value-type="float">
            <text:p>17.281</text:p>
          </table:table-cell>
          <table:table-cell office:value-type="float" office:value="4" calcext:value-type="float">
            <text:p>4</text:p>
          </table:table-cell>
          <table:table-cell table:style-name="ce37" table:formula="of:=IF([.D16]=1;0;IF([.D16]=3;0.47752;IF([.D16]=4;2.36728;IF([.D16]=6;2.90576;-1))))" office:value-type="float" office:value="2.36728" calcext:value-type="float">
            <text:p>2.36728</text:p>
          </table:table-cell>
          <table:table-cell table:formula="of:=[.C16]+[.E16]" office:value-type="float" office:value="19.64828" calcext:value-type="float">
            <text:p>19.6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12</text:p>
          </table:table-cell>
          <table:table-cell office:value-type="float" office:value="17.275" calcext:value-type="float">
            <text:p>17.275</text:p>
          </table:table-cell>
          <table:table-cell office:value-type="float" office:value="4" calcext:value-type="float">
            <text:p>4</text:p>
          </table:table-cell>
          <table:table-cell table:style-name="ce37" table:formula="of:=IF([.D17]=1;0;IF([.D17]=3;0.47752;IF([.D17]=4;2.36728;IF([.D17]=6;2.90576;-1))))" office:value-type="float" office:value="2.36728" calcext:value-type="float">
            <text:p>2.36728</text:p>
          </table:table-cell>
          <table:table-cell table:formula="of:=[.C17]+[.E17]" office:value-type="float" office:value="19.64228" calcext:value-type="float">
            <text:p>19.6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A13</text:p>
          </table:table-cell>
          <table:table-cell office:value-type="float" office:value="19.161" calcext:value-type="float">
            <text:p>19.161</text:p>
          </table:table-cell>
          <table:table-cell office:value-type="float" office:value="3" calcext:value-type="float">
            <text:p>3</text:p>
          </table:table-cell>
          <table:table-cell table:style-name="ce37" table:formula="of:=IF([.D18]=1;0;IF([.D18]=3;0.47752;IF([.D18]=4;2.36728;IF([.D18]=6;2.90576;-1))))" office:value-type="float" office:value="0.47752" calcext:value-type="float">
            <text:p>0.47752</text:p>
          </table:table-cell>
          <table:table-cell table:formula="of:=[.C18]+[.E18]" office:value-type="float" office:value="19.63852" calcext:value-type="float">
            <text:p>19.6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table:style-name="ce40" office:value-type="string" calcext:value-type="string">
            <text:p>A14</text:p>
          </table:table-cell>
          <table:table-cell office:value-type="float" office:value="19.652" calcext:value-type="float">
            <text:p>19.652</text:p>
          </table:table-cell>
          <table:table-cell office:value-type="float" office:value="1" calcext:value-type="float">
            <text:p>1</text:p>
          </table:table-cell>
          <table:table-cell table:style-name="ce37" table:formula="of:=IF([.D19]=1;0;IF([.D19]=3;0.47752;IF([.D19]=4;2.36728;IF([.D19]=6;2.90576;-1))))" office:value-type="float" office:value="0" calcext:value-type="float">
            <text:p>0</text:p>
          </table:table-cell>
          <table:table-cell table:formula="of:=[.C19]+[.E19]" office:value-type="float" office:value="19.652" calcext:value-type="float">
            <text:p>19.652</text:p>
          </table:table-cell>
          <table:table-cell table:number-columns-repeated="3"/>
          <table:table-cell office:value-type="string" calcext:value-type="string">
            <text:p>address/control group</text:p>
          </table:table-cell>
          <table:table-cell/>
          <table:table-cell office:value-type="string" calcext:value-type="string">
            <text:p>23.0-23.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RAS</text:p>
          </table:table-cell>
          <table:table-cell office:value-type="float" office:value="19.661" calcext:value-type="float">
            <text:p>19.661</text:p>
          </table:table-cell>
          <table:table-cell office:value-type="float" office:value="1" calcext:value-type="float">
            <text:p>1</text:p>
          </table:table-cell>
          <table:table-cell table:style-name="ce37" table:formula="of:=IF([.D20]=1;0;IF([.D20]=3;0.47752;IF([.D20]=4;2.36728;IF([.D20]=6;2.90576;-1))))" office:value-type="float" office:value="0" calcext:value-type="float">
            <text:p>0</text:p>
          </table:table-cell>
          <table:table-cell table:formula="of:=[.C20]+[.E20]" office:value-type="float" office:value="19.661" calcext:value-type="float">
            <text:p>19.6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CAS</text:p>
          </table:table-cell>
          <table:table-cell office:value-type="float" office:value="16.724" calcext:value-type="float">
            <text:p>16.724</text:p>
          </table:table-cell>
          <table:table-cell office:value-type="float" office:value="6" calcext:value-type="float">
            <text:p>6</text:p>
          </table:table-cell>
          <table:table-cell table:style-name="ce37" table:formula="of:=IF([.D21]=1;0;IF([.D21]=3;0.47752;IF([.D21]=4;2.36728;IF([.D21]=6;2.90576;-1))))" office:value-type="float" office:value="2.90576" calcext:value-type="float">
            <text:p>2.90576</text:p>
          </table:table-cell>
          <table:table-cell table:style-name="ce48" table:formula="of:=[.C21]+[.E21]" office:value-type="float" office:value="19.62976" calcext:value-type="float">
            <text:p>19.6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WEN</text:p>
          </table:table-cell>
          <table:table-cell office:value-type="float" office:value="16.737" calcext:value-type="float">
            <text:p>16.737</text:p>
          </table:table-cell>
          <table:table-cell office:value-type="float" office:value="6" calcext:value-type="float">
            <text:p>6</text:p>
          </table:table-cell>
          <table:table-cell table:style-name="ce37" table:formula="of:=IF([.D22]=1;0;IF([.D22]=3;0.47752;IF([.D22]=4;2.36728;IF([.D22]=6;2.90576;-1))))" office:value-type="float" office:value="2.90576" calcext:value-type="float">
            <text:p>2.90576</text:p>
          </table:table-cell>
          <table:table-cell table:formula="of:=[.C22]+[.E22]" office:value-type="float" office:value="19.64276" calcext:value-type="float">
            <text:p>19.6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CS</text:p>
          </table:table-cell>
          <table:table-cell office:value-type="float" office:value="19.631" calcext:value-type="float">
            <text:p>19.631</text:p>
          </table:table-cell>
          <table:table-cell office:value-type="float" office:value="1" calcext:value-type="float">
            <text:p>1</text:p>
          </table:table-cell>
          <table:table-cell table:style-name="ce37" table:formula="of:=IF([.D23]=1;0;IF([.D23]=3;0.47752;IF([.D23]=4;2.36728;IF([.D23]=6;2.90576;-1))))" office:value-type="float" office:value="0" calcext:value-type="float">
            <text:p>0</text:p>
          </table:table-cell>
          <table:table-cell table:formula="of:=[.C23]+[.E23]" office:value-type="float" office:value="19.631" calcext:value-type="float">
            <text:p>19.6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table:style-name="ce41" office:value-type="string" calcext:value-type="string">
            <text:p>CKE</text:p>
          </table:table-cell>
          <table:table-cell table:style-name="ce44" office:value-type="float" office:value="19.166" calcext:value-type="float">
            <text:p>19.166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formula="of:=IF([.D24]=1;0;IF([.D24]=3;0.47752;IF([.D24]=4;2.36728;IF([.D24]=6;2.90576;-1))))" office:value-type="float" office:value="0.47752" calcext:value-type="float">
            <text:p>0.47752</text:p>
          </table:table-cell>
          <table:table-cell table:style-name="ce49" table:formula="of:=[.C24]+[.E24]" office:value-type="float" office:value="19.64352" calcext:value-type="float">
            <text:p>19.644</text:p>
          </table:table-cell>
          <table:table-cell table:style-name="ce44"/>
          <table:table-cell table:style-name="ce37" table:number-columns-repeated="1017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ODT</text:p>
          </table:table-cell>
          <table:table-cell office:value-type="float" office:value="16.742" calcext:value-type="float">
            <text:p>16.742</text:p>
          </table:table-cell>
          <table:table-cell office:value-type="float" office:value="6" calcext:value-type="float">
            <text:p>6</text:p>
          </table:table-cell>
          <table:table-cell table:style-name="ce37" table:formula="of:=IF([.D25]=1;0;IF([.D25]=3;0.47752;IF([.D25]=4;2.36728;IF([.D25]=6;2.90576;-1))))" office:value-type="float" office:value="2.90576" calcext:value-type="float">
            <text:p>2.90576</text:p>
          </table:table-cell>
          <table:table-cell table:style-name="ce49" table:formula="of:=[.C25]+[.E25]" office:value-type="float" office:value="19.64776" calcext:value-type="float">
            <text:p>19.648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7"/>
          <table:table-cell table:number-columns-repeated="1019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CLKN</text:p>
          </table:table-cell>
          <table:table-cell office:value-type="float" office:value="17.311" calcext:value-type="float">
            <text:p>17.311</text:p>
          </table:table-cell>
          <table:table-cell office:value-type="float" office:value="4" calcext:value-type="float">
            <text:p>4</text:p>
          </table:table-cell>
          <table:table-cell table:style-name="ce37" table:formula="of:=IF([.D27]=1;0;IF([.D27]=3;0.47752;IF([.D27]=4;2.36728;IF([.D27]=6;2.90576;-1))))" office:value-type="float" office:value="2.36728" calcext:value-type="float">
            <text:p>2.36728</text:p>
          </table:table-cell>
          <table:table-cell table:formula="of:=[.C27]+[.E27]" office:value-type="float" office:value="19.67828" calcext:value-type="float">
            <text:p>19.678</text:p>
          </table:table-cell>
          <table:table-cell table:style-name="ce50"/>
          <table:table-cell table:number-columns-repeated="1017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CLKP</text:p>
          </table:table-cell>
          <table:table-cell office:value-type="float" office:value="17.321" calcext:value-type="float">
            <text:p>17.321</text:p>
          </table:table-cell>
          <table:table-cell office:value-type="float" office:value="4" calcext:value-type="float">
            <text:p>4</text:p>
          </table:table-cell>
          <table:table-cell table:style-name="ce37" table:formula="of:=IF([.D28]=1;0;IF([.D28]=3;0.47752;IF([.D28]=4;2.36728;IF([.D28]=6;2.90576;-1))))" office:value-type="float" office:value="2.36728" calcext:value-type="float">
            <text:p>2.36728</text:p>
          </table:table-cell>
          <table:table-cell table:formula="of:=[.C28]+[.E28]" office:value-type="float" office:value="19.68828" calcext:value-type="float">
            <text:p>19.688</text:p>
          </table:table-cell>
          <table:table-cell table:style-name="ce50"/>
          <table:table-cell table:number-columns-repeated="1017"/>
        </table:table-row>
        <table:table-row table:style-name="ro1">
          <table:table-cell/>
          <table:table-cell table:style-name="ce42"/>
          <table:table-cell table:number-columns-repeated="2"/>
          <table:table-cell table:style-name="ce37" table:formula="of:=IF([.D29]=1;0;IF([.D29]=3;0.47752;IF([.D29]=4;2.36728;IF([.D29]=6;2.90576;-1))))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8</text:p>
          </table:table-cell>
          <table:table-cell office:value-type="float" office:value="14.809" calcext:value-type="float">
            <text:p>14.809</text:p>
          </table:table-cell>
          <table:table-cell office:value-type="float" office:value="4" calcext:value-type="float">
            <text:p>4</text:p>
          </table:table-cell>
          <table:table-cell table:style-name="ce37" table:formula="of:=IF([.D30]=1;0;IF([.D30]=3;0.47752;IF([.D30]=4;2.36728;IF([.D30]=6;2.90576;-1))))" office:value-type="float" office:value="2.36728" calcext:value-type="float">
            <text:p>2.36728</text:p>
          </table:table-cell>
          <table:table-cell table:formula="of:=[.C30]+[.E30]" office:value-type="float" office:value="17.17628" calcext:value-type="float">
            <text:p>17.176</text:p>
          </table:table-cell>
          <table:table-cell/>
          <table:table-cell office:value-type="string" calcext:value-type="string">
            <text:p>14.80-14.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9</text:p>
          </table:table-cell>
          <table:table-cell office:value-type="float" office:value="14.818" calcext:value-type="float">
            <text:p>14.818</text:p>
          </table:table-cell>
          <table:table-cell office:value-type="float" office:value="4" calcext:value-type="float">
            <text:p>4</text:p>
          </table:table-cell>
          <table:table-cell table:style-name="ce37" table:formula="of:=IF([.D31]=1;0;IF([.D31]=3;0.47752;IF([.D31]=4;2.36728;IF([.D31]=6;2.90576;-1))))" office:value-type="float" office:value="2.36728" calcext:value-type="float">
            <text:p>2.36728</text:p>
          </table:table-cell>
          <table:table-cell table:formula="of:=[.C31]+[.E31]" office:value-type="float" office:value="17.18528" calcext:value-type="float">
            <text:p>17.1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10</text:p>
          </table:table-cell>
          <table:table-cell office:value-type="float" office:value="14.832" calcext:value-type="float">
            <text:p>14.832</text:p>
          </table:table-cell>
          <table:table-cell office:value-type="float" office:value="4" calcext:value-type="float">
            <text:p>4</text:p>
          </table:table-cell>
          <table:table-cell table:style-name="ce37" table:formula="of:=IF([.D32]=1;0;IF([.D32]=3;0.47752;IF([.D32]=4;2.36728;IF([.D32]=6;2.90576;-1))))" office:value-type="float" office:value="2.36728" calcext:value-type="float">
            <text:p>2.36728</text:p>
          </table:table-cell>
          <table:table-cell table:formula="of:=[.C32]+[.E32]" office:value-type="float" office:value="17.19928" calcext:value-type="float">
            <text:p>17.1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11</text:p>
          </table:table-cell>
          <table:table-cell office:value-type="float" office:value="14.805" calcext:value-type="float">
            <text:p>14.805</text:p>
          </table:table-cell>
          <table:table-cell office:value-type="float" office:value="4" calcext:value-type="float">
            <text:p>4</text:p>
          </table:table-cell>
          <table:table-cell table:style-name="ce37" table:formula="of:=IF([.D33]=1;0;IF([.D33]=3;0.47752;IF([.D33]=4;2.36728;IF([.D33]=6;2.90576;-1))))" office:value-type="float" office:value="2.36728" calcext:value-type="float">
            <text:p>2.36728</text:p>
          </table:table-cell>
          <table:table-cell table:formula="of:=[.C33]+[.E33]" office:value-type="float" office:value="17.17228" calcext:value-type="float">
            <text:p>17.1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12</text:p>
          </table:table-cell>
          <table:table-cell office:value-type="float" office:value="14.817" calcext:value-type="float">
            <text:p>14.817</text:p>
          </table:table-cell>
          <table:table-cell office:value-type="float" office:value="4" calcext:value-type="float">
            <text:p>4</text:p>
          </table:table-cell>
          <table:table-cell table:style-name="ce37" table:formula="of:=IF([.D34]=1;0;IF([.D34]=3;0.47752;IF([.D34]=4;2.36728;IF([.D34]=6;2.90576;-1))))" office:value-type="float" office:value="2.36728" calcext:value-type="float">
            <text:p>2.36728</text:p>
          </table:table-cell>
          <table:table-cell table:formula="of:=[.C34]+[.E34]" office:value-type="float" office:value="17.18428" calcext:value-type="float">
            <text:p>17.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13</text:p>
          </table:table-cell>
          <table:table-cell office:value-type="float" office:value="14.812" calcext:value-type="float">
            <text:p>14.812</text:p>
          </table:table-cell>
          <table:table-cell office:value-type="float" office:value="4" calcext:value-type="float">
            <text:p>4</text:p>
          </table:table-cell>
          <table:table-cell table:style-name="ce37" table:formula="of:=IF([.D35]=1;0;IF([.D35]=3;0.47752;IF([.D35]=4;2.36728;IF([.D35]=6;2.90576;-1))))" office:value-type="float" office:value="2.36728" calcext:value-type="float">
            <text:p>2.36728</text:p>
          </table:table-cell>
          <table:table-cell table:formula="of:=[.C35]+[.E35]" office:value-type="float" office:value="17.17928" calcext:value-type="float">
            <text:p>17.1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14</text:p>
          </table:table-cell>
          <table:table-cell office:value-type="float" office:value="14.847" calcext:value-type="float">
            <text:p>14.847</text:p>
          </table:table-cell>
          <table:table-cell office:value-type="float" office:value="4" calcext:value-type="float">
            <text:p>4</text:p>
          </table:table-cell>
          <table:table-cell table:style-name="ce37" table:formula="of:=IF([.D36]=1;0;IF([.D36]=3;0.47752;IF([.D36]=4;2.36728;IF([.D36]=6;2.90576;-1))))" office:value-type="float" office:value="2.36728" calcext:value-type="float">
            <text:p>2.36728</text:p>
          </table:table-cell>
          <table:table-cell table:formula="of:=[.C36]+[.E36]" office:value-type="float" office:value="17.21428" calcext:value-type="float">
            <text:p>17.214</text:p>
          </table:table-cell>
          <table:table-cell table:number-columns-repeated="1018"/>
        </table:table-row>
        <table:table-row table:style-name="ro1">
          <table:table-cell table:style-name="ce36" office:value-type="string" calcext:value-type="string">
            <text:p>lock</text:p>
          </table:table-cell>
          <table:table-cell table:style-name="ce36" office:value-type="string" calcext:value-type="string">
            <text:p>D15</text:p>
          </table:table-cell>
          <table:table-cell table:style-name="ce45" office:value-type="float" office:value="14.845" calcext:value-type="float">
            <text:p>14.845</text:p>
          </table:table-cell>
          <table:table-cell table:style-name="ce36" office:value-type="float" office:value="4" calcext:value-type="float">
            <text:p>4</text:p>
          </table:table-cell>
          <table:table-cell table:style-name="ce46" table:formula="of:=IF([.D37]=1;0;IF([.D37]=3;0.47752;IF([.D37]=4;2.36728;IF([.D37]=6;2.90576;-1))))" office:value-type="float" office:value="2.36728" calcext:value-type="float">
            <text:p>2.36728</text:p>
          </table:table-cell>
          <table:table-cell table:formula="of:=[.C37]+[.E37]" office:value-type="float" office:value="17.21228" calcext:value-type="float">
            <text:p>17.212</text:p>
          </table:table-cell>
          <table:table-cell table:style-name="ce45"/>
          <table:table-cell table:style-name="ce36" table:number-columns-repeated="1017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M1</text:p>
          </table:table-cell>
          <table:table-cell office:value-type="float" office:value="14.835" calcext:value-type="float">
            <text:p>14.835</text:p>
          </table:table-cell>
          <table:table-cell office:value-type="float" office:value="4" calcext:value-type="float">
            <text:p>4</text:p>
          </table:table-cell>
          <table:table-cell table:style-name="ce37" table:formula="of:=IF([.D38]=1;0;IF([.D38]=3;0.47752;IF([.D38]=4;2.36728;IF([.D38]=6;2.90576;-1))))" office:value-type="float" office:value="2.36728" calcext:value-type="float">
            <text:p>2.36728</text:p>
          </table:table-cell>
          <table:table-cell table:formula="of:=[.C38]+[.E38]" office:value-type="float" office:value="17.20228" calcext:value-type="float">
            <text:p>17.2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QS1P</text:p>
          </table:table-cell>
          <table:table-cell office:value-type="float" office:value="14.821" calcext:value-type="float">
            <text:p>14.821</text:p>
          </table:table-cell>
          <table:table-cell office:value-type="float" office:value="4" calcext:value-type="float">
            <text:p>4</text:p>
          </table:table-cell>
          <table:table-cell table:style-name="ce37" table:formula="of:=IF([.D39]=1;0;IF([.D39]=3;0.47752;IF([.D39]=4;2.36728;IF([.D39]=6;2.90576;-1))))" office:value-type="float" office:value="2.36728" calcext:value-type="float">
            <text:p>2.36728</text:p>
          </table:table-cell>
          <table:table-cell table:formula="of:=[.C39]+[.E39]" office:value-type="float" office:value="17.18828" calcext:value-type="float">
            <text:p>17.1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QS1N</text:p>
          </table:table-cell>
          <table:table-cell office:value-type="float" office:value="14.828" calcext:value-type="float">
            <text:p>14.828</text:p>
          </table:table-cell>
          <table:table-cell office:value-type="float" office:value="4" calcext:value-type="float">
            <text:p>4</text:p>
          </table:table-cell>
          <table:table-cell table:style-name="ce37" table:formula="of:=IF([.D40]=1;0;IF([.D40]=3;0.47752;IF([.D40]=4;2.36728;IF([.D40]=6;2.90576;-1))))" office:value-type="float" office:value="2.36728" calcext:value-type="float">
            <text:p>2.36728</text:p>
          </table:table-cell>
          <table:table-cell table:formula="of:=[.C40]+[.E40]" office:value-type="float" office:value="17.19528" calcext:value-type="float">
            <text:p>17.195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7" table:formula="of:=IF([.D41]=1;0;IF([.D41]=3;0.47752;IF([.D41]=4;2.36728;IF([.D41]=6;2.90576;-1))))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7" table:formula="of:=IF([.D42]=1;0;IF([.D42]=3;0.47752;IF([.D42]=4;2.36728;IF([.D42]=6;2.90576;-1))))"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0</text:p>
          </table:table-cell>
          <table:table-cell office:value-type="float" office:value="16.744" calcext:value-type="float">
            <text:p>16.744</text:p>
          </table:table-cell>
          <table:table-cell office:value-type="float" office:value="3" calcext:value-type="float">
            <text:p>3</text:p>
          </table:table-cell>
          <table:table-cell table:style-name="ce37" table:formula="of:=IF([.D43]=1;0;IF([.D43]=3;0.47752;IF([.D43]=4;2.36728;IF([.D43]=6;2.90576;-1))))" office:value-type="float" office:value="0.47752" calcext:value-type="float">
            <text:p>0.47752</text:p>
          </table:table-cell>
          <table:table-cell table:formula="of:=[.C43]+[.E43]" office:value-type="float" office:value="17.22152" calcext:value-type="float">
            <text:p>17.222</text:p>
          </table:table-cell>
          <table:table-cell/>
          <table:table-cell office:value-type="string" calcext:value-type="string">
            <text:p>17.20-17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1</text:p>
          </table:table-cell>
          <table:table-cell office:value-type="float" office:value="16.751" calcext:value-type="float">
            <text:p>16.751</text:p>
          </table:table-cell>
          <table:table-cell office:value-type="float" office:value="3" calcext:value-type="float">
            <text:p>3</text:p>
          </table:table-cell>
          <table:table-cell table:style-name="ce37" table:formula="of:=IF([.D44]=1;0;IF([.D44]=3;0.47752;IF([.D44]=4;2.36728;IF([.D44]=6;2.90576;-1))))" office:value-type="float" office:value="0.47752" calcext:value-type="float">
            <text:p>0.47752</text:p>
          </table:table-cell>
          <table:table-cell table:formula="of:=[.C44]+[.E44]" office:value-type="float" office:value="17.22852" calcext:value-type="float">
            <text:p>17.2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2</text:p>
          </table:table-cell>
          <table:table-cell office:value-type="float" office:value="16.737" calcext:value-type="float">
            <text:p>16.737</text:p>
          </table:table-cell>
          <table:table-cell office:value-type="float" office:value="3" calcext:value-type="float">
            <text:p>3</text:p>
          </table:table-cell>
          <table:table-cell table:style-name="ce37" table:formula="of:=IF([.D45]=1;0;IF([.D45]=3;0.47752;IF([.D45]=4;2.36728;IF([.D45]=6;2.90576;-1))))" office:value-type="float" office:value="0.47752" calcext:value-type="float">
            <text:p>0.47752</text:p>
          </table:table-cell>
          <table:table-cell table:formula="of:=[.C45]+[.E45]" office:value-type="float" office:value="17.21452" calcext:value-type="float">
            <text:p>17.2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3</text:p>
          </table:table-cell>
          <table:table-cell office:value-type="float" office:value="16.731" calcext:value-type="float">
            <text:p>16.731</text:p>
          </table:table-cell>
          <table:table-cell office:value-type="float" office:value="3" calcext:value-type="float">
            <text:p>3</text:p>
          </table:table-cell>
          <table:table-cell table:style-name="ce37" table:formula="of:=IF([.D46]=1;0;IF([.D46]=3;0.47752;IF([.D46]=4;2.36728;IF([.D46]=6;2.90576;-1))))" office:value-type="float" office:value="0.47752" calcext:value-type="float">
            <text:p>0.47752</text:p>
          </table:table-cell>
          <table:table-cell table:formula="of:=[.C46]+[.E46]" office:value-type="float" office:value="17.20852" calcext:value-type="float">
            <text:p>17.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4</text:p>
          </table:table-cell>
          <table:table-cell office:value-type="float" office:value="16.723" calcext:value-type="float">
            <text:p>16.723</text:p>
          </table:table-cell>
          <table:table-cell office:value-type="float" office:value="3" calcext:value-type="float">
            <text:p>3</text:p>
          </table:table-cell>
          <table:table-cell table:style-name="ce37" table:formula="of:=IF([.D47]=1;0;IF([.D47]=3;0.47752;IF([.D47]=4;2.36728;IF([.D47]=6;2.90576;-1))))" office:value-type="float" office:value="0.47752" calcext:value-type="float">
            <text:p>0.47752</text:p>
          </table:table-cell>
          <table:table-cell table:formula="of:=[.C47]+[.E47]" office:value-type="float" office:value="17.20052" calcext:value-type="float">
            <text:p>17.2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5</text:p>
          </table:table-cell>
          <table:table-cell office:value-type="float" office:value="16.731" calcext:value-type="float">
            <text:p>16.731</text:p>
          </table:table-cell>
          <table:table-cell office:value-type="float" office:value="3" calcext:value-type="float">
            <text:p>3</text:p>
          </table:table-cell>
          <table:table-cell table:style-name="ce37" table:formula="of:=IF([.D48]=1;0;IF([.D48]=3;0.47752;IF([.D48]=4;2.36728;IF([.D48]=6;2.90576;-1))))" office:value-type="float" office:value="0.47752" calcext:value-type="float">
            <text:p>0.47752</text:p>
          </table:table-cell>
          <table:table-cell table:formula="of:=[.C48]+[.E48]" office:value-type="float" office:value="17.20852" calcext:value-type="float">
            <text:p>17.2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6</text:p>
          </table:table-cell>
          <table:table-cell office:value-type="float" office:value="16.736" calcext:value-type="float">
            <text:p>16.736</text:p>
          </table:table-cell>
          <table:table-cell office:value-type="float" office:value="3" calcext:value-type="float">
            <text:p>3</text:p>
          </table:table-cell>
          <table:table-cell table:style-name="ce37" table:formula="of:=IF([.D49]=1;0;IF([.D49]=3;0.47752;IF([.D49]=4;2.36728;IF([.D49]=6;2.90576;-1))))" office:value-type="float" office:value="0.47752" calcext:value-type="float">
            <text:p>0.47752</text:p>
          </table:table-cell>
          <table:table-cell table:formula="of:=[.C49]+[.E49]" office:value-type="float" office:value="17.21352" calcext:value-type="float">
            <text:p>17.2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7</text:p>
          </table:table-cell>
          <table:table-cell office:value-type="float" office:value="16.766" calcext:value-type="float">
            <text:p>16.766</text:p>
          </table:table-cell>
          <table:table-cell office:value-type="float" office:value="3" calcext:value-type="float">
            <text:p>3</text:p>
          </table:table-cell>
          <table:table-cell table:style-name="ce37" table:formula="of:=IF([.D50]=1;0;IF([.D50]=3;0.47752;IF([.D50]=4;2.36728;IF([.D50]=6;2.90576;-1))))" office:value-type="float" office:value="0.47752" calcext:value-type="float">
            <text:p>0.47752</text:p>
          </table:table-cell>
          <table:table-cell table:formula="of:=[.C50]+[.E50]" office:value-type="float" office:value="17.24352" calcext:value-type="float">
            <text:p>17.2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M0</text:p>
          </table:table-cell>
          <table:table-cell office:value-type="float" office:value="17.234" calcext:value-type="float">
            <text:p>17.234</text:p>
          </table:table-cell>
          <table:table-cell office:value-type="float" office:value="1" calcext:value-type="float">
            <text:p>1</text:p>
          </table:table-cell>
          <table:table-cell table:style-name="ce37" table:formula="of:=IF([.D51]=1;0;IF([.D51]=3;0.47752;IF([.D51]=4;2.36728;IF([.D51]=6;2.90576;-1))))" office:value-type="float" office:value="0" calcext:value-type="float">
            <text:p>0</text:p>
          </table:table-cell>
          <table:table-cell table:formula="of:=[.C51]+[.E51]" office:value-type="float" office:value="17.234" calcext:value-type="float">
            <text:p>17.2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QS0P</text:p>
          </table:table-cell>
          <table:table-cell office:value-type="float" office:value="17.241" calcext:value-type="float">
            <text:p>17.241</text:p>
          </table:table-cell>
          <table:table-cell office:value-type="float" office:value="1" calcext:value-type="float">
            <text:p>1</text:p>
          </table:table-cell>
          <table:table-cell table:style-name="ce37" table:formula="of:=IF([.D52]=1;0;IF([.D52]=3;0.47752;IF([.D52]=4;2.36728;IF([.D52]=6;2.90576;-1))))" office:value-type="float" office:value="0" calcext:value-type="float">
            <text:p>0</text:p>
          </table:table-cell>
          <table:table-cell table:formula="of:=[.C52]+[.E52]" office:value-type="float" office:value="17.241" calcext:value-type="float">
            <text:p>17.2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QS0N</text:p>
          </table:table-cell>
          <table:table-cell office:value-type="float" office:value="17.238" calcext:value-type="float">
            <text:p>17.238</text:p>
          </table:table-cell>
          <table:table-cell office:value-type="float" office:value="1" calcext:value-type="float">
            <text:p>1</text:p>
          </table:table-cell>
          <table:table-cell table:style-name="ce37" table:formula="of:=IF([.D53]=1;0;IF([.D53]=3;0.47752;IF([.D53]=4;2.36728;IF([.D53]=6;2.90576;-1))))" office:value-type="float" office:value="0" calcext:value-type="float">
            <text:p>0</text:p>
          </table:table-cell>
          <table:table-cell table:formula="of:=[.C53]+[.E53]" office:value-type="float" office:value="17.238" calcext:value-type="float">
            <text:p>17.238</text:p>
          </table:table-cell>
          <table:table-cell table:number-columns-repeated="1018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2" table:default-cell-style-name="ce35"/>
        <table:table-column table:style-name="co1" table:default-cell-style-name="ce43"/>
        <table:table-column table:style-name="co1" table:number-columns-repeated="1021" table:default-cell-style-name="ce35"/>
        <table:table-row table:style-name="ro1">
          <table:table-cell/>
          <table:table-cell office:value-type="string" calcext:value-type="string">
            <text:p>emm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float" office:value="11.881" calcext:value-type="float">
            <text:p>11.88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cmd</text:p>
          </table:table-cell>
          <table:table-cell office:value-type="float" office:value="11.824" calcext:value-type="float">
            <text:p>11.8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0</text:p>
          </table:table-cell>
          <table:table-cell office:value-type="float" office:value="11.873" calcext:value-type="float">
            <text:p>11.87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1</text:p>
          </table:table-cell>
          <table:table-cell office:value-type="float" office:value="11.844" calcext:value-type="float">
            <text:p>11.84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2</text:p>
          </table:table-cell>
          <table:table-cell office:value-type="float" office:value="11.855" calcext:value-type="float">
            <text:p>11.8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3</text:p>
          </table:table-cell>
          <table:table-cell office:value-type="float" office:value="11.855" calcext:value-type="float">
            <text:p>11.8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4</text:p>
          </table:table-cell>
          <table:table-cell office:value-type="float" office:value="11.854" calcext:value-type="float">
            <text:p>11.8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5</text:p>
          </table:table-cell>
          <table:table-cell office:value-type="float" office:value="11.842" calcext:value-type="float">
            <text:p>11.84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6</text:p>
          </table:table-cell>
          <table:table-cell office:value-type="float" office:value="11.89" calcext:value-type="float">
            <text:p>11.890</text:p>
          </table:table-cell>
          <table:table-cell office:value-type="string" calcext:value-type="string">
            <text:p>*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ck</text:p>
          </table:table-cell>
          <table:table-cell office:value-type="string" calcext:value-type="string">
            <text:p>d7</text:p>
          </table:table-cell>
          <table:table-cell office:value-type="float" office:value="11.821" calcext:value-type="float">
            <text:p>11.82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d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float" office:value="9.193" calcext:value-type="float">
            <text:p>9.19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float" office:value="8.825" calcext:value-type="float">
            <text:p>8.8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float" office:value="8.564" calcext:value-type="float">
            <text:p>8.5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float" office:value="9.737" calcext:value-type="float">
            <text:p>9.73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float" office:value="9.307" calcext:value-type="float">
            <text:p>9.30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float" office:value="9.819" calcext:value-type="float">
            <text:p>9.819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16:54:22.831078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0T17:11:47.322553592</meta:creation-date>
    <dc:date>2019-05-15T17:41:00.602067380</dc:date>
    <meta:editing-duration>P12DT8H33M32S</meta:editing-duration>
    <meta:editing-cycles>74</meta:editing-cycles>
    <meta:generator>LibreOffice/6.0.7.3$Linux_X86_64 LibreOffice_project/00m0$Build-3</meta:generator>
    <meta:document-statistic meta:table-count="2" meta:cell-count="378" meta:object-count="0"/>
  </office:meta>
</office:document-meta>
</file>